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padding="0.0291in" fo:border-left="none" fo:border-right="none" fo:border-top="none" fo:border-bottom="0.0008in solid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gt; stir fry</text:p>
      <text:p text:style-name="Standard">garlic (thaur) </text:p>
      <text:p text:style-name="Standard">ginger (goo gung)</text:p>
      <text:p text:style-name="Standard"/>
      <text:p text:style-name="Standard">onion</text:p>
      <text:p text:style-name="Standard">star anise</text:p>
      <text:p text:style-name="Standard">cinnamon</text:p>
      <text:p text:style-name="Standard">sugar</text:p>
      <text:p text:style-name="Standard">tumeric (goo ngya)</text:p>
      <text:p text:style-name="Standard"/>
      <text:p text:style-name="P1">simmer:</text:p>
      <text:p text:style-name="Standard">whole chicken – chopped into pieces</text:p>
      <text:p text:style-name="Standard">fish sauce</text:p>
      <text:p text:style-name="Standard">salt</text:p>
      <text:p text:style-name="Standard">chicken boullion</text:p>
      <text:p text:style-name="Standard">coconut milk</text:p>
      <text:p text:style-name="Standard"/>
      <text:p text:style-name="Standard">lemon grass, smashed</text:p>
      <text:p text:style-name="Standard"/>
      <text:p text:style-name="Standard">after 15 minutes:</text:p>
      <text:p text:style-name="Standard">Add carrots</text:p>
      <text:p text:style-name="Standard">taro</text:p>
      <text:p text:style-name="Standard">yam</text:p>
      <text:p text:style-name="Standard"/>
      <text:p text:style-name="Standard">after 15 minutes:</text:p>
      <text:p text:style-name="Standard">add water to barely cover</text:p>
      <text:p text:style-name="P2"/>
      <text:p text:style-name="Standard"/>
      <text:p text:style-name="Standard">hanh thay – onion</text:p>
      <text:p text:style-name="Standard">hanh houng – shallot</text:p>
      <text:p text:style-name="Standard">sa – lemon grass</text:p>
      <text:p text:style-name="Standard">hanh la – green oni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19T19:39:57.58</meta:creation-date>
    <dc:date>2020-09-19T20:04:22.90</dc:date>
    <meta:editing-duration>PT24M23S</meta:editing-duration>
    <meta:editing-cycles>8</meta:editing-cycles>
    <meta:generator>OpenOffice/4.1.4$Win32 OpenOffice.org_project/414m5$Build-9788</meta:generator>
    <meta:document-statistic meta:table-count="0" meta:image-count="0" meta:object-count="0" meta:page-count="1" meta:paragraph-count="25" meta:word-count="65" meta:character-count="343"/>
  </office:meta>
</office:document-meta>
</file>